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b88" officeooo:paragraph-rsid="00017b88"/>
    </style:style>
    <style:style style:name="P2" style:family="paragraph" style:parent-style-name="Standard">
      <style:text-properties officeooo:rsid="0002746e" officeooo:paragraph-rsid="0002746e"/>
    </style:style>
    <style:style style:name="P3" style:family="paragraph" style:parent-style-name="Standard">
      <style:paragraph-properties fo:text-align="center" style:justify-single-word="false"/>
      <style:text-properties fo:color="#6666ff" fo:font-size="24pt" officeooo:rsid="00017b88" officeooo:paragraph-rsid="00017b8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6666ff" fo:font-size="24pt" fo:font-weight="bold" officeooo:rsid="00017b88" officeooo:paragraph-rsid="00017b88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6666ff" fo:font-size="18pt" fo:font-weight="bold" officeooo:rsid="0002746e" officeooo:paragraph-rsid="0002746e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size="14pt" fo:font-weight="bold" officeooo:rsid="0002746e" officeooo:paragraph-rsid="0002746e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weight="bold" officeooo:rsid="0002746e" officeooo:paragraph-rsid="0007ae5e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fo:font-size="14pt" fo:font-weight="bold" officeooo:rsid="0002746e" officeooo:paragraph-rsid="0016b3f3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bold" officeooo:rsid="0002746e" officeooo:paragraph-rsid="00187a91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fo:font-size="14pt" fo:font-weight="bold" officeooo:rsid="0017d933" officeooo:paragraph-rsid="0017d933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officeooo:paragraph-rsid="00095041"/>
    </style:style>
    <style:style style:name="P12" style:family="paragraph" style:parent-style-name="Standard" style:list-style-name="L2">
      <style:text-properties fo:color="#000000" fo:font-size="12pt" fo:font-weight="normal" officeooo:rsid="0002746e" officeooo:paragraph-rsid="0002746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color="#000000" fo:font-size="12pt" fo:font-weight="normal" officeooo:rsid="00041d4c" officeooo:paragraph-rsid="000b0ca4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fo:color="#000000" fo:font-size="12pt" fo:font-weight="normal" officeooo:rsid="00041d4c" officeooo:paragraph-rsid="00041d4c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fo:color="#000000" fo:font-size="12pt" fo:font-weight="normal" officeooo:rsid="00041d4c" officeooo:paragraph-rsid="000fc97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color="#000000" fo:font-size="12pt" fo:font-weight="normal" officeooo:rsid="00041d4c" officeooo:paragraph-rsid="00187a9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fo:color="#000000" fo:font-size="12pt" fo:font-weight="normal" officeooo:rsid="0017d933" officeooo:paragraph-rsid="0017d933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color="#000000" fo:font-size="12pt" fo:font-weight="bold" officeooo:rsid="00041d4c" officeooo:paragraph-rsid="00041d4c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text-properties fo:color="#000000" fo:font-size="12pt" fo:font-weight="bold" officeooo:rsid="00041d4c" officeooo:paragraph-rsid="00061223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text-properties fo:color="#000000" fo:font-size="12pt" fo:font-weight="bold" officeooo:rsid="00041d4c" officeooo:paragraph-rsid="00187a91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fo:color="#000000" fo:font-size="14pt" fo:font-weight="bold" officeooo:rsid="0002746e" officeooo:paragraph-rsid="001147fa" style:font-size-asian="14pt" style:font-weight-asian="bold" style:font-size-complex="14pt" style:font-weight-complex="bold"/>
    </style:style>
    <style:style style:name="P22" style:family="paragraph" style:parent-style-name="Standard" style:list-style-name="L3">
      <style:text-properties fo:color="#000000" fo:font-size="14pt" fo:font-weight="bold" officeooo:rsid="000fbc8c" officeooo:paragraph-rsid="000fbc8c" style:font-size-asian="14pt" style:font-weight-asian="bold" style:font-size-complex="14pt" style:font-weight-complex="bold"/>
    </style:style>
    <style:style style:name="P23" style:family="paragraph" style:parent-style-name="Standard" style:list-style-name="L4">
      <style:text-properties fo:color="#000000" fo:font-size="14pt" fo:font-weight="bold" officeooo:rsid="0017d933" officeooo:paragraph-rsid="0017d933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text-properties officeooo:paragraph-rsid="001a103b"/>
    </style:style>
    <style:style style:name="P25" style:family="paragraph" style:parent-style-name="Standard" style:list-style-name="L2">
      <style:text-properties officeooo:paragraph-rsid="001e25bf"/>
    </style:style>
    <style:style style:name="P26" style:family="paragraph" style:parent-style-name="Standard" style:list-style-name="L2">
      <style:text-properties officeooo:paragraph-rsid="001f5f75"/>
    </style:style>
    <style:style style:name="P27" style:family="paragraph" style:parent-style-name="Standard" style:list-style-name="L2" style:master-page-name="">
      <loext:graphic-properties draw:fill="none"/>
      <style:paragraph-properties fo:margin-left="0.5in" fo:margin-right="0in" fo:text-indent="-0.25in" style:auto-text-indent="false" style:page-number="auto"/>
      <style:text-properties fo:color="#000000" fo:font-size="12pt" fo:font-weight="normal" officeooo:rsid="0002746e" officeooo:paragraph-rsid="0002746e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break-before="column"/>
      <style:text-properties fo:color="#000000" fo:font-size="12pt" fo:font-weight="normal" officeooo:rsid="00041d4c" officeooo:paragraph-rsid="001f5f75" style:font-size-asian="12pt" style:font-weight-asian="normal" style:font-size-complex="12pt" style:font-weight-complex="normal"/>
    </style:style>
    <style:style style:name="T1" style:family="text">
      <style:text-properties officeooo:rsid="00041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1d4c" style:font-weight-asian="bold" style:font-weight-complex="bold"/>
    </style:style>
    <style:style style:name="T4" style:family="text">
      <style:text-properties fo:font-weight="bold" officeooo:rsid="00187a91" style:font-weight-asian="bold" style:font-weight-complex="bold"/>
    </style:style>
    <style:style style:name="T5" style:family="text">
      <style:text-properties fo:color="#000000" fo:font-size="12pt" fo:font-weight="normal" officeooo:rsid="00041d4c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06122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97128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a103b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e25bf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fc973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bold" officeooo:rsid="00041d4c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bold" officeooo:rsid="001e25bf" style:font-size-asian="12pt" style:font-weight-asian="bold" style:font-size-complex="12pt" style:font-weight-complex="bold"/>
    </style:style>
    <style:style style:name="T13" style:family="text">
      <style:text-properties fo:color="#000000" fo:font-size="14pt" fo:font-weight="bold" officeooo:rsid="00187a91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61223" style:font-weight-asian="normal" style:font-weight-complex="normal"/>
    </style:style>
    <style:style style:name="T16" style:family="text">
      <style:text-properties fo:font-weight="normal" officeooo:rsid="000ea1ac" style:font-weight-asian="normal" style:font-weight-complex="normal"/>
    </style:style>
    <style:style style:name="T17" style:family="text">
      <style:text-properties fo:font-weight="normal" officeooo:rsid="000fbc8c" style:font-weight-asian="normal" style:font-weight-complex="normal"/>
    </style:style>
    <style:style style:name="T18" style:family="text">
      <style:text-properties fo:font-weight="normal" officeooo:rsid="0011b174" style:font-weight-asian="normal" style:font-weight-complex="normal"/>
    </style:style>
    <style:style style:name="T19" style:family="text">
      <style:text-properties fo:font-weight="normal" officeooo:rsid="00136e5b" style:font-weight-asian="normal" style:font-weight-complex="normal"/>
    </style:style>
    <style:style style:name="T20" style:family="text">
      <style:text-properties fo:font-weight="normal" officeooo:rsid="0014b937" style:font-weight-asian="normal" style:font-weight-complex="normal"/>
    </style:style>
    <style:style style:name="T21" style:family="text">
      <style:text-properties fo:font-weight="normal" officeooo:rsid="00154ead" style:font-weight-asian="normal" style:font-weight-complex="normal"/>
    </style:style>
    <style:style style:name="T22" style:family="text">
      <style:text-properties officeooo:rsid="000ea1ac"/>
    </style:style>
    <style:style style:name="T23" style:family="text">
      <style:text-properties officeooo:rsid="000fc973"/>
    </style:style>
    <style:style style:name="T24" style:family="text">
      <style:text-properties fo:color="#006600"/>
    </style:style>
    <style:style style:name="T25" style:family="text">
      <style:text-properties fo:color="#006600" officeooo:rsid="000fc973"/>
    </style:style>
    <style:style style:name="T26" style:family="text">
      <style:text-properties fo:color="#006600" officeooo:rsid="00041d4c"/>
    </style:style>
    <style:style style:name="T27" style:family="text">
      <style:text-properties fo:color="#006600" fo:font-weight="normal" style:font-weight-asian="normal" style:font-weight-complex="normal"/>
    </style:style>
    <style:style style:name="T28" style:family="text">
      <style:text-properties fo:color="#006600" fo:font-weight="normal" officeooo:rsid="00061223" style:font-weight-asian="normal" style:font-weight-complex="normal"/>
    </style:style>
    <style:style style:name="T29" style:family="text">
      <style:text-properties fo:color="#006600" fo:font-size="12pt" fo:font-weight="normal" officeooo:rsid="00041d4c" style:font-size-asian="12pt" style:font-weight-asian="normal" style:font-size-complex="12pt" style:font-weight-complex="normal"/>
    </style:style>
    <style:style style:name="T30" style:family="text">
      <style:text-properties fo:color="#006600" fo:font-size="12pt" fo:font-weight="normal" officeooo:rsid="00197128" style:font-size-asian="12pt" style:font-weight-asian="normal" style:font-size-complex="12pt" style:font-weight-complex="normal"/>
    </style:style>
    <style:style style:name="T31" style:family="text">
      <style:text-properties fo:color="#006600" fo:font-size="12pt" fo:font-weight="normal" officeooo:rsid="001a103b" style:font-size-asian="12pt" style:font-weight-asian="normal" style:font-size-complex="12pt" style:font-weight-complex="normal"/>
    </style:style>
    <style:style style:name="T32" style:family="text">
      <style:text-properties fo:color="#006600" fo:font-size="12pt" fo:font-weight="normal" officeooo:rsid="001e25bf" style:font-size-asian="12pt" style:font-weight-asian="normal" style:font-size-complex="12pt" style:font-weight-complex="normal"/>
    </style:style>
    <style:style style:name="T33" style:family="text">
      <style:text-properties fo:color="#006600" fo:font-size="12pt" fo:font-weight="normal" officeooo:rsid="000fc973" style:font-size-asian="12pt" style:font-weight-asian="normal" style:font-size-complex="12pt" style:font-weight-complex="normal"/>
    </style:style>
    <style:style style:name="T34" style:family="text">
      <style:text-properties fo:color="#006600" fo:font-weight="bold" officeooo:rsid="00187a91" style:font-weight-asian="bold" style:font-weight-complex="bold"/>
    </style:style>
    <style:style style:name="T35" style:family="text">
      <style:text-properties officeooo:rsid="0016b3f3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officeooo:rsid="00187a91"/>
    </style:style>
    <style:style style:name="T38" style:family="text">
      <style:text-properties fo:color="#ff3333" officeooo:rsid="000fc973"/>
    </style:style>
    <style:style style:name="T39" style:family="text">
      <style:text-properties fo:color="#ff3333" fo:font-size="12pt" fo:font-weight="normal" officeooo:rsid="000fc973" style:font-size-asian="12pt" style:font-weight-asian="normal" style:font-size-complex="12pt" style:font-weight-complex="normal"/>
    </style:style>
    <style:style style:name="T40" style:family="text">
      <style:text-properties officeooo:rsid="001bb6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актически проект</text:p>
      <text:p text:style-name="P3"/>
      <text:p text:style-name="P3">Онлайн магазин за аксесоари за телефони.</text:p>
      <text:p text:style-name="P1"/>
      <text:p text:style-name="P5"><text:span text:style-name="T40">Основни</text:span> изисквания</text:p>
      <text:p text:style-name="P5"/>
      <text:p text:style-name="P6">- <text:span text:style-name="T1">База данни:</text:span></text:p>
      <text:p text:style-name="P6"/>
      <text:list xml:id="list6212402681559597440" text:style-name="L1">
        <text:list-item>
          <text:p text:style-name="P11"><text:span text:style-name="T5">Трябва да се направи потребител в MySQL с ограничен достъп ( SELECT, INSERT, UPDATE, DELETE ) <text:s/>до <text:s/></text:span><text:span text:style-name="T11">accessories_shop.</text:span></text:p>
        </text:list-item>
        <text:list-item>
          <text:p text:style-name="P13">Необходими са следните таблици в MySQL база данни с име accessories_shop.</text:p>
        </text:list-item>
      </text:list>
      <text:list xml:id="list461468620725293208" text:style-name="L2">
        <text:list-header>
          <text:p text:style-name="P12"/>
        </text:list-header>
        <text:list-item>
          <text:p text:style-name="P27"><text:span text:style-name="T3">product</text:span><text:span text:style-name="T1"><text:line-break/></text:span><text:span text:style-name="T26">Product_id</text:span><text:span text:style-name="T1"> – ID на продукт<text:line-break/></text:span><text:span text:style-name="T26">Name</text:span><text:span text:style-name="T1"> – Име на продукт<text:line-break/></text:span><text:span text:style-name="T26">InStock</text:span><text:span text:style-name="T1"> – Дали продукта е в наличност<text:line-break/></text:span></text:p>
        </text:list-item>
        <text:list-item>
          <text:p text:style-name="P18">basket </text:p>
          <text:p text:style-name="P14"><text:span text:style-name="T24">Basket_id</text:span> – ID на текуща поръчка</text:p>
          <text:p text:style-name="P15"><text:span text:style-name="T24">Order_completed</text:span> - <text:s/>дали поръчката е завършена<text:line-break/><text:span text:style-name="T24">Basket_session_hash</text:span> – Номер на сесия за разграничаване на поръчките<text:line-break/><text:span text:style-name="T25">Email</text:span><text:span text:style-name="T23"> – Емайл на клиента</text:span></text:p>
          <text:p text:style-name="P15"><text:span text:style-name="T25">Name</text:span><text:span text:style-name="T23"> - Име на клиента</text:span><text:line-break/></text:p>
        </text:list-item>
        <text:list-item>
          <text:p text:style-name="P19">basket_products <text:s/>( линкваща таблица )<text:line-break/><text:span text:style-name="T27">Product_id</text:span><text:span text:style-name="T14"> - ( ID на продукт ) <text:line-break/></text:span><text:span text:style-name="T28">Basket_id</text:span><text:span text:style-name="T15"> <text:s/>- ID на текуща поръчка</text:span><text:span text:style-name="T14"><text:line-break/></text:span><text:line-break/></text:p>
        </text:list-item>
      </text:list>
      <text:p text:style-name="P7">- <text:span text:style-name="T22">Страници :<text:line-break/><text:line-break/></text:span></text:p>
      <text:list xml:id="list5764706988987640014" text:style-name="L3">
        <text:list-item>
          <text:p text:style-name="P21"><text:span text:style-name="T16">Спис</text:span><text:span text:style-name="T17">ък с продуктите.<text:line-break/></text:span><text:span text:style-name="T18">Показване на продуктите по един на ред на всеки ред трябва да има.<text:line-break/>Име, снимка цена и бутон за добавяне на продукт към кошницата.<text:line-break/></text:span></text:p>
        </text:list-item>
        <text:list-item>
          <text:p text:style-name="P22"><text:span text:style-name="T14">Страница която да добавя или да маха продукти от кошницата.<text:line-break/>„</text:span><text:span text:style-name="T19">Системна“ страница която да обновява списъка на кошницата.<text:line-break/>След като операцията е завършена трябва да се пренасочи към страницата от която е направена операцията.<text:line-break/></text:span></text:p>
        </text:list-item>
        <text:list-item>
          <text:p text:style-name="P22"><text:span text:style-name="T14">Преглед на продуктите в кошницата.<text:line-break/></text:span><text:span text:style-name="T20">Списък само с продуктите в кошницата, но вместо бутон за добавяне трябва да има бутон за премахване на продукт от кошницата.<text:line-break/>Форма за Е-майл и Име на клиента.<text:line-break/></text:span><text:soft-page-break/><text:span text:style-name="T20">Поръчката не може да бъде завършена ако не е попълнен Е-майла и Името.<text:line-break/>Минимална дължина на полето за име трябва да е 3 символа. <text:s/><text:line-break/>Минимална дължина на полето за Е-Майл трябва да е 8 символа.<text:line-break/></text:span></text:p>
        </text:list-item>
        <text:list-item>
          <text:p text:style-name="P22"><text:span text:style-name="T14">Завършване на поръчка.<text:line-break/></text:span><text:span text:style-name="T21">След валидацията трябва да се запише поръчката в базата и да бъде отбелязана за „завършена“.</text:span></text:p>
        </text:list-item>
      </text:list>
      <text:p text:style-name="P7"/>
      <text:p text:style-name="P5"/>
      <text:p text:style-name="P5">Допълнителни изисквания</text:p>
      <text:p text:style-name="P2"/>
      <text:p text:style-name="P9">- <text:span text:style-name="T37">База данни:<text:line-break/></text:span></text:p>
      <text:list xml:id="list230850801619283" text:continue-list="list461468620725293208" text:style-name="L2">
        <text:list-item>
          <text:p text:style-name="P20">basket </text:p>
          <text:p text:style-name="P16"><text:span text:style-name="T24">Basket_id</text:span> – ID на текуща поръчка</text:p>
          <text:p text:style-name="P16"><text:span text:style-name="T24">Order_completed</text:span> - <text:s/>дали поръчката е завършена<text:line-break/><text:span text:style-name="T34">User_id</text:span><text:span text:style-name="T2"> – </text:span><text:span text:style-name="T4">ID на потребител</text:span><text:line-break/><text:span text:style-name="T38">Email – Емайл на клиента</text:span></text:p>
          <text:p text:style-name="P25"><text:span text:style-name="T39">Name - Име на клиента</text:span><text:span text:style-name="T5"><text:line-break/></text:span></text:p>
        </text:list-item>
        <text:list-item>
          <text:p text:style-name="P26"><text:span text:style-name="T12">users<text:line-break/></text:span><text:span text:style-name="T32">User_id</text:span><text:span text:style-name="T5"> – ID на </text:span><text:span text:style-name="T9">потребител</text:span></text:p>
          <text:p text:style-name="P28"><text:span text:style-name="T25">Email</text:span><text:span text:style-name="T23"> – Емайл на клиента</text:span></text:p>
          <text:p text:style-name="P26"><text:span text:style-name="T33">Name</text:span><text:span text:style-name="T10"> - Име на клиента</text:span><text:span text:style-name="T13"><text:line-break/></text:span></text:p>
        </text:list-item>
      </text:list>
      <text:p text:style-name="P2"/>
      <text:p text:style-name="P8">- <text:span text:style-name="T35">Потребителски вход и регистрация :</text:span></text:p>
      <text:p text:style-name="P10"/>
      <text:list xml:id="list6484483580042446216" text:style-name="L4">
        <text:list-item>
          <text:p text:style-name="P23">Страница за вход <text:line-break/><text:span text:style-name="T36">Форма с потребителско име, парола и бутон за вход.<text:line-break/></text:span></text:p>
        </text:list-item>
        <text:list-item>
          <text:p text:style-name="P23">Страница за регистрация<text:line-break/><text:span text:style-name="T36">Форма с потребителско име, парола, повторение на парола, емайл и бутон за регистрация.<text:line-break/>Паролата и повторението на паролата трябва да съвпадат за да е валидна формата.</text:span></text:p>
          <text:p text:style-name="P17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aiur </meta:initial-creator>
    <meta:creation-date>2015-06-03T19:42:32.355397499</meta:creation-date>
    <meta:generator>LibreOffice/4.4.2.2$Linux_X86_64 LibreOffice_project/40m0$Build-2</meta:generator>
    <dc:date>2015-06-10T23:08:50.087442589</dc:date>
    <dc:creator>mraiur </dc:creator>
    <meta:editing-duration>PT1H19M17S</meta:editing-duration>
    <meta:editing-cycles>27</meta:editing-cycles>
    <meta:document-statistic meta:table-count="0" meta:image-count="0" meta:object-count="0" meta:page-count="2" meta:paragraph-count="31" meta:word-count="367" meta:character-count="2166" meta:non-whitespace-character-count="1813"/>
  </office:meta>
</office:document-meta>
</file>